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19E8B9FDC58D5DAC5D6.png" manifest:media-type="image/png"/>
  <manifest:file-entry manifest:full-path="Pictures/10000000000003E9000000A1AAD63A342BC7EDD6.png" manifest:media-type="image/png"/>
  <manifest:file-entry manifest:full-path="Pictures/1000000000000352000004E44CCA74F2028F36FB.png" manifest:media-type="image/png"/>
  <manifest:file-entry manifest:full-path="Pictures/10000000000002430000009D4A44319BFFE58C03.png" manifest:media-type="image/png"/>
  <manifest:file-entry manifest:full-path="Pictures/100000000000030600000297D95EAC866FBAB643.png" manifest:media-type="image/png"/>
  <manifest:file-entry manifest:full-path="Pictures/1000020100000148000001FD3C8C00ED54663F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100%" draw:fill-color="#0072e4" draw:opacity="32%" draw:opacity-name="" draw:textarea-horizontal-align="justify" draw:textarea-vertical-align="middle" draw:auto-grow-height="false" fo:min-height="8.292cm" fo:min-width="4.326cm"/>
    </style:style>
    <style:style style:name="gr3" style:family="graphic" style:parent-style-name="standard">
      <style:graphic-properties svg:stroke-opacity="100%" draw:fill-color="#0072e4" draw:opacity="32%" draw:opacity-name="" draw:textarea-horizontal-align="justify" draw:textarea-vertical-align="middle" draw:auto-grow-height="false" fo:min-height="11.781cm" fo:min-width="3.992cm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72e4" draw:opacity="32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color="#7200e4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T1" style:family="text">
      <style:text-properties fo:color="#0000ff" fo:font-size="13pt" style:font-size-asian="13pt" style:font-size-complex="13pt"/>
    </style:style>
    <style:style style:name="T2" style:family="text">
      <style:text-properties fo:color="#7200e4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4" draw:id="id4" draw:layer="layout" svg:width="8.128cm" svg:height="10.414cm" svg:x="13.97cm" svg:y="0.254cm">
          <draw:image xlink:href="Pictures/1000020100000148000001FD3C8C00ED54663F1A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9.701cm" svg:height="8.212cm" svg:x="14.937cm" svg:y="11.092cm">
          <draw:image xlink:href="Pictures/100000000000030600000297D95EAC866FBAB643.png" xlink:type="simple" xlink:show="embed" xlink:actuate="onLoad" loext:mime-type="image/png">
            <text:p/>
          </draw:image>
        </draw:frame>
        <draw:g xml:id="id3" draw:id="id3">
          <draw:frame draw:style-name="gr1" draw:text-style-name="P1" draw:layer="layout" svg:width="9.512cm" svg:height="12.032cm" svg:x="0.762cm" svg:y="0.762cm">
            <draw:image xlink:href="Pictures/1000000000000352000004E44CCA74F2028F36FB.png" xlink:type="simple" xlink:show="embed" xlink:actuate="onLoad" loext:mime-type="image/png">
              <text:p/>
            </draw:image>
          </draw:frame>
          <draw:custom-shape draw:style-name="gr2" draw:text-style-name="P2" xml:id="id1" draw:id="id1" draw:layer="layout" svg:width="4.826cm" svg:height="8.542cm" svg:x="0.762cm" svg:y="4.2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492cm" svg:height="12.031cm" svg:x="5.782cm" svg:y="0.762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3" draw:layer="layout" draw:type="lines" svg:x1="3.175cm" svg:y1="12.793cm" svg:x2="14.937cm" svg:y2="15.198cm" draw:start-shape="id1" draw:start-glue-point="2" draw:end-shape="id2" draw:end-glue-point="3" svg:d="M3175 12793v501l11262 1904h500" svg:viewBox="0 0 11763 2406">
          <text:p text:style-name="P1"><text:span text:style-name="T1">Encoder</text:span></text:p>
        </draw:connector>
        <draw:connector draw:style-name="gr4" draw:text-style-name="P4" draw:layer="layout" draw:type="lines" svg:x1="10.274cm" svg:y1="6.778cm" svg:x2="13.97cm" svg:y2="5.461cm" draw:start-shape="id3" draw:start-glue-point="1" draw:end-shape="id4" draw:end-glue-point="3" svg:d="M10274 6778h501l2695-1317h500" svg:viewBox="0 0 3697 1318">
          <text:p text:style-name="P1"><text:span text:style-name="T2">Decoder</text:span></text:p>
        </draw:connector>
        <draw:frame draw:style-name="gr5" draw:text-style-name="P5" draw:layer="layout" svg:width="4.064cm" svg:height="1.673cm" svg:x="1.524cm" svg:y="2.137cm">
          <draw:text-box>
            <text:p>Transformer</text:p>
          </draw:text-box>
        </draw:frame>
        <draw:frame draw:style-name="gr5" draw:text-style-name="P5" draw:layer="layout" svg:width="4.064cm" svg:height="1.673cm" svg:x="13.97cm" svg:y="4.064cm">
          <draw:text-box>
            <text:p>GPT</text:p>
          </draw:text-box>
        </draw:frame>
        <draw:frame draw:style-name="gr5" draw:text-style-name="P5" draw:layer="layout" svg:width="4.064cm" svg:height="1.673cm" svg:x="12.954cm" svg:y="14.075cm">
          <draw:text-box>
            <text:p>BERT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475cm" svg:height="5.604cm" svg:x="0.771cm" svg:y="7.545cm">
          <draw:image xlink:href="Pictures/10000000000003E9000000A1AAD63A342BC7EDD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1.37cm" svg:height="14.414cm" svg:x="3.323cm" svg:y="3.14cm">
          <draw:image xlink:href="Pictures/10000000000003280000019E8B9FDC58D5DAC5D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313cm" svg:height="5.465cm" svg:x="6.347cm" svg:y="5.013cm">
          <draw:image xlink:href="Pictures/10000000000002430000009D4A44319BFFE58C0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5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3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7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0.7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663cm" svg:x="1cm" svg:y="2.941cm"/>
      <draw:page-thumbnail draw:layer="backgroundobjects" svg:width="8.999cm" svg:height="6.663cm" svg:x="1cm" svg:y="11.517cm"/>
      <draw:page-thumbnail draw:layer="backgroundobjects" svg:width="8.999cm" svg:height="6.663cm" svg:x="1cm" svg:y="20.093cm"/>
      <draw:page-thumbnail draw:layer="backgroundobjects" svg:width="8.999cm" svg:height="6.663cm" svg:x="11cm" svg:y="2.941cm"/>
      <draw:page-thumbnail draw:layer="backgroundobjects" svg:width="8.999cm" svg:height="6.663cm" svg:x="11cm" svg:y="11.517cm"/>
      <draw:page-thumbnail draw:layer="backgroundobjects" svg:width="8.999cm" svg:height="6.663cm" svg:x="11cm" svg:y="20.093cm"/>
    </style:handout-master>
    <style:master-page style:name="Default" style:page-layout-name="PM1" draw:style-name="Mdp1">
      <draw:frame presentation:style-name="Default-title" draw:layer="backgroundobjects" svg:width="25.191cm" svg:height="3.46cm" svg:x="1.399cm" svg:y="0.825cm" presentation:class="title" presentation:placeholder="true">
        <draw:text-box/>
      </draw:frame>
      <draw:frame presentation:style-name="Default-outline1" draw:layer="backgroundobjects" svg:width="25.191cm" svg:height="12.019cm" svg:x="1.399cm" svg:y="4.848cm" presentation:class="outline" presentation:placeholder="true">
        <draw:text-box/>
      </draw:frame>
      <draw:frame presentation:style-name="Mpr1" draw:text-style-name="MP2" draw:layer="backgroundobjects" svg:width="6.521cm" svg:height="1.428cm" svg:x="1.399cm" svg:y="18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28cm" svg:x="9.572cm" svg:y="18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28cm" svg:x="20.069cm" svg:y="18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1:28:56.588537444</meta:creation-date>
    <dc:date>2021-07-04T17:59:46.151113060</dc:date>
    <meta:editing-duration>PT10M46S</meta:editing-duration>
    <meta:editing-cycles>3</meta:editing-cycles>
    <meta:generator>LibreOffice/6.4.7.2$Linux_X86_64 LibreOffice_project/40$Build-2</meta:generator>
    <meta:document-statistic meta:object-count="43"/>
  </office:meta>
</office:document-meta>
</file>